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ource Code Pro" fo:font-size="16pt" style:text-underline-style="solid" style:text-underline-width="auto" style:text-underline-color="font-color" fo:font-weight="bold" officeooo:rsid="00188ce8" officeooo:paragraph-rsid="00188ce8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Source Code Pro" fo:font-size="12pt" style:text-underline-style="none" fo:font-weight="bold" officeooo:rsid="00188ce8" officeooo:paragraph-rsid="00188ce8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Source Code Pro" fo:font-size="12pt" style:text-underline-style="none" fo:font-weight="bold" officeooo:rsid="00188ce8" officeooo:paragraph-rsid="00201387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Source Code Pro" fo:font-size="12pt" style:text-underline-style="none" fo:font-weight="bold" officeooo:rsid="00188ce8" officeooo:paragraph-rsid="002191b5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Source Code Pro" fo:font-size="12pt" style:text-underline-style="none" fo:font-weight="normal" officeooo:rsid="00188ce8" officeooo:paragraph-rsid="0018af95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Source Code Pro" fo:font-size="12pt" style:text-underline-style="none" fo:font-weight="normal" officeooo:rsid="00188ce8" officeooo:paragraph-rsid="00188ce8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Source Code Pro" fo:font-size="12pt" style:text-underline-style="none" fo:font-weight="normal" officeooo:rsid="00188ce8" officeooo:paragraph-rsid="00198f57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Source Code Pro" fo:font-size="12pt" style:text-underline-style="none" fo:font-weight="normal" officeooo:rsid="00188ce8" officeooo:paragraph-rsid="001a1f53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Source Code Pro" fo:font-size="12pt" style:text-underline-style="none" fo:font-weight="normal" officeooo:rsid="00188ce8" officeooo:paragraph-rsid="001a5d9b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Source Code Pro" fo:font-size="12pt" style:text-underline-style="none" fo:font-weight="normal" officeooo:rsid="00188ce8" officeooo:paragraph-rsid="001adbc5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Source Code Pro" fo:font-size="12pt" style:text-underline-style="none" fo:font-weight="normal" officeooo:rsid="00188ce8" officeooo:paragraph-rsid="001c3d49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Source Code Pro" fo:font-size="12pt" style:text-underline-style="none" fo:font-weight="normal" officeooo:rsid="00188ce8" officeooo:paragraph-rsid="001f5544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Source Code Pro" fo:font-size="12pt" style:text-underline-style="none" fo:font-weight="normal" officeooo:rsid="00188ce8" officeooo:paragraph-rsid="00201387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Source Code Pro" fo:font-size="12pt" style:text-underline-style="none" fo:font-weight="normal" officeooo:rsid="00188ce8" officeooo:paragraph-rsid="002191b5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Source Code Pro" fo:font-size="12pt" style:text-underline-style="none" fo:font-weight="normal" officeooo:rsid="00188ce8" officeooo:paragraph-rsid="0025fa1c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Source Code Pro" fo:font-size="12pt" style:text-underline-style="none" fo:font-weight="normal" officeooo:rsid="00188ce8" officeooo:paragraph-rsid="002c2d57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Source Code Pro" fo:font-size="12pt" style:text-underline-style="none" fo:font-weight="normal" officeooo:rsid="00188ce8" officeooo:paragraph-rsid="002c9ed0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Source Code Pro" fo:font-size="12pt" style:text-underline-style="none" fo:font-weight="normal" officeooo:rsid="00188ce8" officeooo:paragraph-rsid="002ce261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Source Code Pro" fo:font-size="12pt" style:text-underline-style="none" fo:font-weight="normal" officeooo:rsid="00188ce8" officeooo:paragraph-rsid="002dc04b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Source Code Pro" fo:font-size="12pt" style:text-underline-style="none" fo:font-weight="normal" officeooo:rsid="00198f57" officeooo:paragraph-rsid="00198f57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Source Code Pro" fo:font-size="12pt" style:text-underline-style="none" fo:font-weight="normal" officeooo:rsid="001a1f53" officeooo:paragraph-rsid="001a1f53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Source Code Pro" fo:font-size="12pt" style:text-underline-style="none" fo:font-weight="normal" officeooo:rsid="001a5d9b" officeooo:paragraph-rsid="001a5d9b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Source Code Pro" fo:font-size="12pt" style:text-underline-style="none" fo:font-weight="normal" officeooo:rsid="001adbc5" officeooo:paragraph-rsid="001adbc5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Source Code Pro" fo:font-size="12pt" style:text-underline-style="none" fo:font-weight="normal" officeooo:rsid="001c3d49" officeooo:paragraph-rsid="001c3d49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Source Code Pro" fo:font-size="12pt" style:text-underline-style="none" fo:font-weight="normal" officeooo:rsid="00201387" officeooo:paragraph-rsid="00201387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Source Code Pro" fo:font-size="12pt" style:text-underline-style="none" fo:font-weight="normal" officeooo:rsid="0025fa1c" officeooo:paragraph-rsid="0025fa1c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Source Code Pro" fo:font-size="12pt" style:text-underline-style="none" fo:font-weight="normal" officeooo:rsid="002c9ed0" officeooo:paragraph-rsid="002c9ed0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Source Code Pro" fo:font-size="12pt" style:text-underline-style="none" fo:font-weight="normal" officeooo:rsid="002ce261" officeooo:paragraph-rsid="002ce261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Source Code Pro" fo:font-size="12pt" style:text-underline-style="none" fo:font-weight="normal" officeooo:rsid="002dc04b" officeooo:paragraph-rsid="002dc04b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Source Code Pro" fo:font-size="12pt" fo:font-weight="normal" officeooo:paragraph-rsid="00188ce8"/>
    </style:style>
    <style:style style:name="P31" style:family="paragraph" style:parent-style-name="Standard">
      <style:paragraph-properties style:writing-mode="lr-tb"/>
      <style:text-properties style:font-name="Source Code Pro" fo:font-size="12pt" style:text-underline-style="none" fo:font-weight="normal" officeooo:rsid="00188ce8" officeooo:paragraph-rsid="002191b5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style:writing-mode="lr-tb"/>
      <style:text-properties style:font-name="Source Code Pro" fo:font-size="12pt" style:text-underline-style="none" fo:font-weight="normal" officeooo:rsid="00188ce8" officeooo:paragraph-rsid="00188ce8" style:font-size-asian="10.5pt" style:font-weight-asian="normal" style:font-size-complex="12pt" style:font-weight-complex="normal"/>
    </style:style>
    <style:style style:name="P33" style:family="paragraph" style:parent-style-name="Standard">
      <style:text-properties style:font-name="Source Code Pro" fo:font-size="12pt" style:text-underline-style="none" fo:font-weight="normal" officeooo:rsid="00188ce8" officeooo:paragraph-rsid="002fd9ae" style:font-size-asian="10.5pt" style:font-weight-asian="normal" style:font-size-complex="12pt" style:font-weight-complex="normal"/>
    </style:style>
    <style:style style:name="P34" style:family="paragraph" style:parent-style-name="Standard">
      <style:text-properties style:font-name="Source Code Pro" fo:font-size="12pt" style:text-underline-style="none" fo:font-weight="normal" officeooo:rsid="00188ce8" officeooo:paragraph-rsid="003086f8" style:font-size-asian="10.5pt" style:font-weight-asian="normal" style:font-size-complex="12pt" style:font-weight-complex="normal"/>
    </style:style>
    <style:style style:name="P35" style:family="paragraph" style:parent-style-name="Standard">
      <style:text-properties style:font-name="Source Code Pro" fo:font-size="12pt" style:text-underline-style="none" fo:font-weight="normal" officeooo:rsid="00188ce8" officeooo:paragraph-rsid="0031f64b" style:font-size-asian="10.5pt" style:font-weight-asian="normal" style:font-size-complex="12pt" style:font-weight-complex="normal"/>
    </style:style>
    <style:style style:name="P36" style:family="paragraph" style:parent-style-name="Standard">
      <style:text-properties style:font-name="Source Code Pro" fo:font-size="12pt" style:text-underline-style="none" fo:font-weight="normal" officeooo:rsid="002fd9ae" officeooo:paragraph-rsid="002fd9ae" style:font-size-asian="10.5pt" style:font-weight-asian="normal" style:font-size-complex="12pt" style:font-weight-complex="normal"/>
    </style:style>
    <style:style style:name="P37" style:family="paragraph" style:parent-style-name="Standard">
      <style:text-properties style:font-name="Source Code Pro" fo:font-size="12pt" style:text-underline-style="none" fo:font-weight="normal" officeooo:rsid="003086f8" officeooo:paragraph-rsid="003086f8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af95" style:font-weight-asian="bold" style:font-weight-complex="bold"/>
    </style:style>
    <style:style style:name="T3" style:family="text">
      <style:text-properties fo:font-weight="bold" officeooo:rsid="00198f57" style:font-weight-asian="bold" style:font-weight-complex="bold"/>
    </style:style>
    <style:style style:name="T4" style:family="text">
      <style:text-properties fo:font-weight="bold" officeooo:rsid="001a1f53" style:font-weight-asian="bold" style:font-weight-complex="bold"/>
    </style:style>
    <style:style style:name="T5" style:family="text">
      <style:text-properties fo:font-weight="bold" officeooo:rsid="001a5d9b" style:font-weight-asian="bold" style:font-weight-complex="bold"/>
    </style:style>
    <style:style style:name="T6" style:family="text">
      <style:text-properties fo:font-weight="bold" officeooo:rsid="001adbc5" style:font-weight-asian="bold" style:font-weight-complex="bold"/>
    </style:style>
    <style:style style:name="T7" style:family="text">
      <style:text-properties fo:font-weight="bold" officeooo:rsid="001c3d49" style:font-weight-asian="bold" style:font-weight-complex="bold"/>
    </style:style>
    <style:style style:name="T8" style:family="text">
      <style:text-properties fo:font-weight="bold" officeooo:rsid="001f5544" style:font-weight-asian="bold" style:font-weight-complex="bold"/>
    </style:style>
    <style:style style:name="T9" style:family="text">
      <style:text-properties fo:font-weight="bold" officeooo:rsid="00201387" style:font-weight-asian="bold" style:font-weight-complex="bold"/>
    </style:style>
    <style:style style:name="T10" style:family="text">
      <style:text-properties fo:font-weight="bold" officeooo:rsid="00217c75" style:font-weight-asian="bold" style:font-weight-complex="bold"/>
    </style:style>
    <style:style style:name="T11" style:family="text">
      <style:text-properties fo:font-weight="bold" officeooo:rsid="002191b5" style:font-weight-asian="bold" style:font-weight-complex="bold"/>
    </style:style>
    <style:style style:name="T12" style:family="text">
      <style:text-properties fo:font-weight="bold" officeooo:rsid="002c2d57" style:font-weight-asian="bold" style:font-weight-complex="bold"/>
    </style:style>
    <style:style style:name="T13" style:family="text">
      <style:text-properties officeooo:rsid="00198f57"/>
    </style:style>
    <style:style style:name="T14" style:family="text">
      <style:text-properties officeooo:rsid="001a1f53"/>
    </style:style>
    <style:style style:name="T15" style:family="text">
      <style:text-properties officeooo:rsid="001a5d9b"/>
    </style:style>
    <style:style style:name="T16" style:family="text">
      <style:text-properties officeooo:rsid="001adbc5"/>
    </style:style>
    <style:style style:name="T17" style:family="text">
      <style:text-properties officeooo:rsid="001c3d49"/>
    </style:style>
    <style:style style:name="T18" style:family="text">
      <style:text-properties fo:font-variant="normal" fo:text-transform="none" style:use-window-font-color="true" style:font-name="Source Code Pro" fo:letter-spacing="normal" fo:font-style="normal" fo:font-weight="bold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style:use-window-font-color="true" style:font-name="Source Code Pro" fo:letter-spacing="normal" fo:font-style="normal" fo:font-weight="bold" officeooo:rsid="001dd59c" style:font-size-asian="12pt" style:font-weight-asian="bold" style:font-size-complex="12pt" style:font-weight-complex="bold"/>
    </style:style>
    <style:style style:name="T20" style:family="text">
      <style:text-properties style:text-underline-style="none" officeooo:rsid="00188ce8" style:font-size-asian="10.5pt" style:font-weight-asian="normal" style:font-size-complex="12pt" style:font-weight-complex="normal"/>
    </style:style>
    <style:style style:name="T21" style:family="text">
      <style:text-properties officeooo:rsid="001f5544"/>
    </style:style>
    <style:style style:name="T22" style:family="text">
      <style:text-properties officeooo:rsid="00201387"/>
    </style:style>
    <style:style style:name="T23" style:family="text">
      <style:text-properties style:font-name="Source Code Pro" fo:font-size="12pt" style:text-underline-style="none" fo:font-weight="normal" officeooo:rsid="00188ce8" style:font-size-asian="10.5pt" style:font-weight-asian="normal" style:font-size-complex="12pt" style:font-weight-complex="normal"/>
    </style:style>
    <style:style style:name="T24" style:family="text">
      <style:text-properties style:font-name="Source Code Pro" fo:font-weight="bold" style:font-weight-asian="bold" style:font-weight-complex="bold"/>
    </style:style>
    <style:style style:name="T25" style:family="text">
      <style:text-properties officeooo:rsid="002191b5"/>
    </style:style>
    <style:style style:name="T26" style:family="text">
      <style:text-properties officeooo:rsid="0025fa1c"/>
    </style:style>
    <style:style style:name="T27" style:family="text">
      <style:text-properties officeooo:rsid="00280b91"/>
    </style:style>
    <style:style style:name="T28" style:family="text">
      <style:text-properties officeooo:rsid="0029eda5"/>
    </style:style>
    <style:style style:name="T29" style:family="text">
      <style:text-properties officeooo:rsid="002b315f"/>
    </style:style>
    <style:style style:name="T30" style:family="text">
      <style:text-properties officeooo:rsid="002b3c3a"/>
    </style:style>
    <style:style style:name="T31" style:family="text">
      <style:text-properties officeooo:rsid="002b5a8b"/>
    </style:style>
    <style:style style:name="T32" style:family="text">
      <style:text-properties officeooo:rsid="002c2d57"/>
    </style:style>
    <style:style style:name="T33" style:family="text">
      <style:text-properties officeooo:rsid="002c9ed0"/>
    </style:style>
    <style:style style:name="T34" style:family="text">
      <style:text-properties officeooo:rsid="002ce261"/>
    </style:style>
    <style:style style:name="T35" style:family="text">
      <style:text-properties officeooo:rsid="002fd9ae"/>
    </style:style>
    <style:style style:name="T36" style:family="text">
      <style:text-properties officeooo:rsid="003086f8"/>
    </style:style>
    <style:style style:name="T37" style:family="text">
      <style:text-properties officeooo:rsid="0031f6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Euler Answers and Best Times</text:p>
      <text:p text:style-name="P2">Problem 1:</text:p>
      <text:p text:style-name="P5">Answer: <text:span text:style-name="T2">233168</text:span></text:p>
      <text:p text:style-name="P7">Java: <text:s text:c="2"/><text:span text:style-name="T13">real<text:tab/>0m0.078s </text:span></text:p>
      <text:p text:style-name="P20"><text:tab/>user<text:tab/>0m0.060s </text:p>
      <text:p text:style-name="P20"><text:tab/>sys<text:tab/>0m0.019s </text:p>
      <text:p text:style-name="P11">Python:<text:tab/><text:span text:style-name="T17">real<text:tab/>0m0.034s </text:span></text:p>
      <text:p text:style-name="P24"><text:tab/>user<text:tab/>0m0.027s </text:p>
      <text:p text:style-name="P24"><text:tab/>sys<text:tab/>0m0.007s </text:p>
      <text:p text:style-name="P17">Haskell:<text:span text:style-name="T33">real<text:tab/>0m0.004s</text:span></text:p>
      <text:p text:style-name="P27"><text:tab/>user<text:tab/>0m0.001s</text:p>
      <text:p text:style-name="P27"><text:tab/>sys<text:tab/>0m0.004s</text:p>
      <text:p text:style-name="P6">Sage:</text:p>
      <text:p text:style-name="P2"/>
      <text:p text:style-name="P2">Problem 2:</text:p>
      <text:p text:style-name="P7">Answer: <text:span text:style-name="T3">4613732</text:span></text:p>
      <text:p text:style-name="P7">Java:<text:tab/><text:span text:style-name="T13">real<text:tab/>0m0.072s </text:span></text:p>
      <text:p text:style-name="P20"><text:tab/>user<text:tab/>0m0.058s </text:p>
      <text:p text:style-name="P20"><text:tab/>sys<text:tab/>0m0.016s </text:p>
      <text:p text:style-name="P15">Python:<text:tab/><text:span text:style-name="T26">real<text:tab/>0m0.039s </text:span></text:p>
      <text:p text:style-name="P26"><text:tab/>user<text:tab/>0m0.032s </text:p>
      <text:p text:style-name="P26"><text:tab/>sys<text:tab/>0m0.006s</text:p>
      <text:p text:style-name="P18">Haskell:<text:span text:style-name="T34">real<text:tab/>0m0.002s</text:span></text:p>
      <text:p text:style-name="P28"><text:tab/>user<text:tab/>0m0.001s</text:p>
      <text:p text:style-name="P28"><text:tab/>sys<text:tab/>0m0.001s</text:p>
      <text:p text:style-name="P6">Sage:</text:p>
      <text:p text:style-name="P2"/>
      <text:p text:style-name="P2">Problem 3:</text:p>
      <text:p text:style-name="P8">Answer: <text:span text:style-name="T4">6857</text:span></text:p>
      <text:p text:style-name="P8">Java:<text:tab/><text:span text:style-name="T14">real<text:tab/>0m0.095s </text:span></text:p>
      <text:p text:style-name="P21"><text:tab/>user<text:tab/>0m0.087s </text:p>
      <text:p text:style-name="P21"><text:tab/>sys<text:tab/>0m0.015s </text:p>
      <text:p text:style-name="P6">Python:</text:p>
      <text:p text:style-name="P19">Haskell:<text:span text:style-name="T28">real<text:tab/>0m0.004s</text:span></text:p>
      <text:p text:style-name="P29"><text:tab/>user<text:tab/>0m0.002s</text:p>
      <text:p text:style-name="P29"><text:tab/>sys<text:tab/>0m0.002s</text:p>
      <text:p text:style-name="P6">Sage:</text:p>
      <text:p text:style-name="P2"/>
      <text:p text:style-name="P2">Problem 4:</text:p>
      <text:p text:style-name="Standard"><text:span text:style-name="T23">Answer:<text:tab/></text:span><text:span text:style-name="T24">906609</text:span></text:p>
      <text:p text:style-name="P6">Java:</text:p>
      <text:p text:style-name="P6">Python:</text:p>
      <text:p text:style-name="P33">Haskell:<text:span text:style-name="T35">real<text:tab/>0m0.197s</text:span></text:p>
      <text:p text:style-name="P36"><text:tab/>user<text:tab/>0m0.193s</text:p>
      <text:p text:style-name="P36"><text:tab/>sys<text:tab/>0m0.005s</text:p>
      <text:p text:style-name="P6">Sage:</text:p>
      <text:p text:style-name="P2"/>
      <text:p text:style-name="P2">Problem 5:</text:p>
      <text:p text:style-name="P30"><text:span text:style-name="T20">Answer: </text:span><text:span text:style-name="T18">232792560 – </text:span><text:span text:style-name="T19">by hand/calculator</text:span></text:p>
      <text:p text:style-name="P6"><text:soft-page-break/>Java:</text:p>
      <text:p text:style-name="P6">Python:</text:p>
      <text:p text:style-name="P33">Haskell:<text:span text:style-name="T35">real<text:tab/>0m0.002s</text:span></text:p>
      <text:p text:style-name="P36"><text:tab/>user<text:tab/>0m0.002s</text:p>
      <text:p text:style-name="P36"><text:tab/>sys<text:tab/>0m0.001s</text:p>
      <text:p text:style-name="P6">Sage:</text:p>
      <text:p text:style-name="P2"/>
      <text:p text:style-name="P2"/>
      <text:p text:style-name="P2"/>
      <text:p text:style-name="P2"/>
      <text:p text:style-name="P2">Problem 6:</text:p>
      <text:p text:style-name="P9">Answer: <text:span text:style-name="T5">25164150</text:span></text:p>
      <text:p text:style-name="P9">Java:<text:tab/><text:span text:style-name="T15">real<text:tab/>0m0.071s </text:span></text:p>
      <text:p text:style-name="P22"><text:tab/>user<text:tab/>0m0.050s </text:p>
      <text:p text:style-name="P22"><text:tab/>sys<text:tab/>0m0.021s </text:p>
      <text:p text:style-name="P6">Python:</text:p>
      <text:p text:style-name="P34">Haskell:<text:span text:style-name="T36">real<text:tab/>0m0.003s</text:span></text:p>
      <text:p text:style-name="P37"><text:tab/>user<text:tab/>0m0.000s</text:p>
      <text:p text:style-name="P37"><text:tab/>sys<text:tab/>0m0.002s</text:p>
      <text:p text:style-name="P6">Sage:</text:p>
      <text:p text:style-name="P2"/>
      <text:p text:style-name="P2">Problem 7:</text:p>
      <text:p text:style-name="P10">Answer: <text:span text:style-name="T6">104743</text:span></text:p>
      <text:p text:style-name="P11">Java: <text:tab/><text:span text:style-name="T17">real<text:tab/>0m2.622s </text:span></text:p>
      <text:p text:style-name="P24"><text:tab/>user<text:tab/>0m2.552s </text:p>
      <text:p text:style-name="P24"><text:tab/>sys<text:tab/>0m0.078s </text:p>
      <text:p text:style-name="P10">Python:<text:tab/><text:span text:style-name="T16">real<text:tab/>1m16.524s </text:span></text:p>
      <text:p text:style-name="P23"><text:tab/>user<text:tab/>1m16.429s </text:p>
      <text:p text:style-name="P23"><text:tab/>sys<text:tab/>0m0.004s </text:p>
      <text:p text:style-name="P35">Haskell:<text:span text:style-name="T37">real<text:tab/>0m13.691s</text:span></text:p>
      <text:p text:style-name="P35"><text:span text:style-name="T37"><text:tab/>user<text:tab/>0m13.649s</text:span></text:p>
      <text:p text:style-name="P35"><text:span text:style-name="T37"><text:tab/>sys<text:tab/>0m0.033s </text:span></text:p>
      <text:p text:style-name="P6">Sage:</text:p>
      <text:p text:style-name="P2">Problem 8:</text:p>
      <text:p text:style-name="P16">Answer:<text:tab/><text:span text:style-name="T12">23514624000</text:span></text:p>
      <text:p text:style-name="P6">Java:</text:p>
      <text:p text:style-name="P32">Python:</text:p>
      <text:p text:style-name="P16">Haskell:<text:span text:style-name="T32">(0.02 secs, 10320112 bytes)</text:span></text:p>
      <text:p text:style-name="P6">Sage:</text:p>
      <text:p text:style-name="P2"/>
      <text:p text:style-name="P2">Problem 9:</text:p>
      <text:p text:style-name="P12">Answer: <text:span text:style-name="T8">31875000</text:span></text:p>
      <text:p text:style-name="P6">Java:</text:p>
      <text:p text:style-name="P6">Python:</text:p>
      <text:p text:style-name="P12">Haskell:<text:span text:style-name="T21">(0.38 secs, 291963136 bytes)</text:span></text:p>
      <text:p text:style-name="P6">Sage:</text:p>
      <text:p text:style-name="P2"/>
      <text:p text:style-name="P2">Problem 10:</text:p>
      <text:p text:style-name="P11">Answer: <text:span text:style-name="T7">142913828922</text:span></text:p>
      <text:p text:style-name="P11">Java:<text:tab/><text:span text:style-name="T17">real<text:tab/>0m0.107s </text:span></text:p>
      <text:p text:style-name="P24"><text:soft-page-break/><text:tab/>user<text:tab/>0m0.093s </text:p>
      <text:p text:style-name="P24"><text:tab/>sys<text:tab/>0m0.027s </text:p>
      <text:p text:style-name="P6">Python:</text:p>
      <text:p text:style-name="P6">Haskell:</text:p>
      <text:p text:style-name="P6">Sage:</text:p>
      <text:p text:style-name="P2"/>
      <text:p text:style-name="P2">Problem 11:</text:p>
      <text:p text:style-name="P6">Answer:</text:p>
      <text:p text:style-name="P6">Java:</text:p>
      <text:p text:style-name="P6">Python:</text:p>
      <text:p text:style-name="P6">Haskell:</text:p>
      <text:p text:style-name="P6">Sage:</text:p>
      <text:p text:style-name="P2"/>
      <text:p text:style-name="P2">Problem 12:</text:p>
      <text:p text:style-name="P6">Answer:</text:p>
      <text:p text:style-name="P6">Java:</text:p>
      <text:p text:style-name="P6">Python:</text:p>
      <text:p text:style-name="P6">Haskell:</text:p>
      <text:p text:style-name="P6">Sage:</text:p>
      <text:p text:style-name="P2"/>
      <text:p text:style-name="P2">Problem 13:</text:p>
      <text:p text:style-name="P6">Answer:<text:tab/><text:span text:style-name="T10">5537376230</text:span></text:p>
      <text:p text:style-name="P6">Java:</text:p>
      <text:p text:style-name="P6">Python:</text:p>
      <text:p text:style-name="P6">Haskell:</text:p>
      <text:p text:style-name="P6">Sage:</text:p>
      <text:p text:style-name="P2"/>
      <text:p text:style-name="P2">Problem 14:</text:p>
      <text:p text:style-name="P6">Answer:</text:p>
      <text:p text:style-name="P6">Java:</text:p>
      <text:p text:style-name="P6">Python:</text:p>
      <text:p text:style-name="P6">Haskell:</text:p>
      <text:p text:style-name="P6">Sage:</text:p>
      <text:p text:style-name="P2"/>
      <text:p text:style-name="P3">Problem 1<text:span text:style-name="T22">5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1<text:span text:style-name="T22">6</text:span>:</text:p>
      <text:p text:style-name="P13">Answer:<text:span text:style-name="T1"><text:tab/></text:span><text:span text:style-name="T10">1366</text:span>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1<text:span text:style-name="T22">7</text:span>:</text:p>
      <text:p text:style-name="P13">Answer:</text:p>
      <text:p text:style-name="P13"><text:soft-page-break/>Java:</text:p>
      <text:p text:style-name="P13">Python:</text:p>
      <text:p text:style-name="P13">Haskell:</text:p>
      <text:p text:style-name="P13">Sage:</text:p>
      <text:p text:style-name="P3"/>
      <text:p text:style-name="P3">Problem 1<text:span text:style-name="T22">8</text:span>:</text:p>
      <text:p text:style-name="P13">Answer:<text:tab/><text:span text:style-name="T10">1074</text:span>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1<text:span text:style-name="T22">9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20</text:span>:</text:p>
      <text:p text:style-name="P13">Answer:<text:span text:style-name="T9">648</text:span></text:p>
      <text:p text:style-name="P13">Java:</text:p>
      <text:p text:style-name="P13">Python:</text:p>
      <text:p text:style-name="P13">Haskell:<text:span text:style-name="T22">(0.00 secs, 6647024 bytes) </text:span></text:p>
      <text:p text:style-name="P13">Sage:</text:p>
      <text:p text:style-name="P3"/>
      <text:p text:style-name="P3">Problem <text:span text:style-name="T22">21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22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23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24</text:span>:</text:p>
      <text:p text:style-name="P13">Answer:</text:p>
      <text:p text:style-name="P13">Java:</text:p>
      <text:p text:style-name="P13"><text:soft-page-break/>Python:</text:p>
      <text:p text:style-name="P13">Haskell:</text:p>
      <text:p text:style-name="P13">Sage:</text:p>
      <text:p text:style-name="P3"/>
      <text:p text:style-name="P3">Problem <text:span text:style-name="T22">25</text:span>:</text:p>
      <text:p text:style-name="P13">Answer:<text:span text:style-name="T9">4782</text:span></text:p>
      <text:p text:style-name="P13">Java:<text:tab/><text:span text:style-name="T22">real<text:tab/>0m0.572s </text:span></text:p>
      <text:p text:style-name="P25"><text:tab/>user<text:tab/>0m0.764s </text:p>
      <text:p text:style-name="P25"><text:tab/>sys<text:tab/>0m0.048s 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26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/>
      <text:p text:style-name="P3">Problem <text:span text:style-name="T22">27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13"/>
      <text:p text:style-name="P3">Problem <text:span text:style-name="T22">28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29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30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31</text:span>:</text:p>
      <text:p text:style-name="P13"><text:soft-page-break/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32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33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/>
      <text:p text:style-name="P3">Problem <text:span text:style-name="T22">34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35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36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37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38</text:span>:</text:p>
      <text:p text:style-name="P13"><text:soft-page-break/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39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40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/>
      <text:p text:style-name="P3">Problem <text:span text:style-name="T22">41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42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43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44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45</text:span>:</text:p>
      <text:p text:style-name="P13"><text:soft-page-break/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46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4">Problem <text:span text:style-name="T22">47</text:span>:</text:p>
      <text:p text:style-name="P14">Answer:</text:p>
      <text:p text:style-name="P14">Java:</text:p>
      <text:p text:style-name="P14">Python:</text:p>
      <text:p text:style-name="P14">Haskell:</text:p>
      <text:p text:style-name="P14">Sage:</text:p>
      <text:p text:style-name="P4"/>
      <text:p text:style-name="P4">Problem <text:span text:style-name="T22">48</text:span>:</text:p>
      <text:p text:style-name="P31">Answer:<text:tab/><text:span text:style-name="T11">9110846700</text:span></text:p>
      <text:p text:style-name="P14">Java:</text:p>
      <text:p text:style-name="P14">Python:</text:p>
      <text:p text:style-name="P14">Haskell:<text:span text:style-name="T25">(0.03 secs, 10249080 bytes)</text:span></text:p>
      <text:p text:style-name="P14">Sage:</text:p>
      <text:p text:style-name="P4"/>
      <text:p text:style-name="P4">Problem <text:span text:style-name="T22">49</text:span>:</text:p>
      <text:p text:style-name="P14">Answer:</text:p>
      <text:p text:style-name="P14">Java:</text:p>
      <text:p text:style-name="P14">Python:</text:p>
      <text:p text:style-name="P14">Haskell:</text:p>
      <text:p text:style-name="P14">Sage:</text:p>
      <text:p text:style-name="P4"/>
      <text:p text:style-name="P4">Problem <text:span text:style-name="T25">50</text:span>:</text:p>
      <text:p text:style-name="P14">Answer:</text:p>
      <text:p text:style-name="P14">Java:</text:p>
      <text:p text:style-name="P14">Python:</text:p>
      <text:p text:style-name="P14">Haskell:</text:p>
      <text:p text:style-name="P14">Sage:</text:p>
      <text:p text:style-name="P4"/>
      <text:p text:style-name="P4">Problem <text:span text:style-name="T25">51</text:span>:</text:p>
      <text:p text:style-name="P14">Answer:</text:p>
      <text:p text:style-name="P14">Java:</text:p>
      <text:p text:style-name="P14">Python:</text:p>
      <text:p text:style-name="P14">Haskell:</text:p>
      <text:p text:style-name="P14">Sage:</text:p>
      <text:p text:style-name="P4"/>
      <text:p text:style-name="P4"/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footnote-max-height="0in">
        <style:footnote-sep style:width="0.0071in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editing-cycles>14</meta:editing-cycles>
    <meta:creation-date>2008-08-22T11:41:04</meta:creation-date>
    <dc:date>2015-05-14T12:28:28.657437921</dc:date>
    <meta:editing-duration>PT58M20S</meta:editing-duration>
    <meta:document-statistic meta:table-count="0" meta:image-count="0" meta:object-count="0" meta:page-count="9" meta:paragraph-count="341" meta:word-count="486" meta:character-count="3203" meta:non-whitespace-character-count="2989"/>
  </office:meta>
</office:document-meta>
</file>